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Name">
      <style:paragraph-properties fo:break-before="page"/>
    </style:style>
    <style:style style:name="P1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9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fo:font-style="italic" officeooo:rsid="0027407d" style:font-style-asian="italic" style:font-style-complex="italic"/>
    </style:style>
    <style:style style:name="T9" style:family="text">
      <style:text-properties fo:font-style="italic" officeooo:rsid="0027bb44" style:font-style-asian="italic" style:font-style-complex="italic"/>
    </style:style>
    <style:style style:name="T10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Melissa Grube, Kamptalweg 26c, 85492 West Jolinheim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18"/>
      <text:p text:style-name="P18"/>
      <text:p text:style-name="P18"/>
      <text:p text:style-name="P18"/>
      <text:p text:style-name="Normal"><text:span text:style-name="T10">West Jolinheim</text:span>, <text:span text:style-name="T10"><text:date style:data-style-name="N10081" text:date-value="2021-11-17T16:54:42.678273506">17. November 2021</text:date></text:span></text:p>
      <text:p text:style-name="P18"/>
      <text:h text:style-name="Heading_20_1" text:outline-level="1">Bewerbung als Dynamic Technology Supervisor</text:h>
      <text:p text:style-name="P18"/>
      <text:p text:style-name="Normal">Sehr geehrte Damen und Herren</text:p>
      <text:p text:style-name="Normal"/>
      <text:p text:style-name="Normal">Voluptatem fugit doloribus totam quam pariatur similique.</text:p>
      <text:p text:style-name="Normal"/>
      <text:p text:style-name="Normal">Suscipit pariatur quod rerum asperiores.</text:p>
      <text:p text:style-name="Normal"/>
      <text:p text:style-name="Normal">Voluptatibus saepe in officiis voluptatem sunt dicta.</text:p>
      <text:p text:style-name="Normal"/>
      <text:p text:style-name="Normal">Freundliche Grüße</text:p>
      <text:p text:style-name="Normal"/>
      <text:p text:style-name="Normal">Melissa Grube</text:p>
      <text:p text:style-name="P17"><text:span text:style-name="T2"><text:tab/><text:tab/></text:span><text:span text:style-name="T5">Melissa Grube</text:span></text:p>
      <text:p text:style-name="P3"><text:tab/><text:tab/></text:p>
      <text:p text:style-name="P2"><text:span text:style-name="Highlighted_20_with_20_gray_20_Char"><text:span text:style-name="T4">Nemo est consequatur.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482006e9-c46b-439d-ab2c-56a3f2de0c3e">
        <text:p text:style-name="P7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8">Roche</text:span>
    </text:span>
  </text:p>
        <text:list xml:id="list382593952" text:style-name="LS4">
          <text:list-header>
            <text:p text:style-name="P15">Projektmanagement</text:p>
          </text:list-header>
        </text:list>
        <text:p text:style-name="P6"/>
      </text:section>
      <text:p text:style-name="P9"><text:tab/></text:p>
      <text:p text:style-name="P3"/>
      <text:h text:style-name="P14" text:outline-level="1">Ausbildung</text:h>
      <text:p text:style-name="P3"/>
      <text:p text:style-name="P4"/>
      <text:section text:style-name="Sect1" text:name="651a961a-644d-40ad-a078-07832eda3dd9">
        <text:p text:style-name="P8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9">Konservatorium</text:span>
    </text:span>
  </text:p>
        <text:list xml:id="list165443589925145" text:continue-numbering="true" text:style-name="LS4">
          <text:list-header>
            <text:p text:style-name="P16">Geige</text:p>
          </text:list-header>
        </text:list>
        <text:p text:style-name="P5"/>
      </text:section>
      <text:p text:style-name="P10"/>
      <text:p text:style-name="P3"/>
      <text:h text:style-name="P13" text:outline-level="1">Skills</text:h>
      <text:p text:style-name="P3"/>
      <text:p text:style-name="P4"/>
      <text:section text:style-name="Sect1" text:name="ea378e65-b21d-48a6-b5bf-5bcb6b8b5704">
        <text:p text:style-name="P8">
    <text:span text:style-name="T4">
      <text:tab/>
      <text:tab/>
    </text:span>
    <text:span text:style-name="Color_20_Caps_20_Expanded">
      <text:span text:style-name="T7">Sprachen</text:span>
    </text:span>
  </text:p>
        <text:list xml:id="list165444545201620" text:continue-numbering="true" text:style-name="LS4">
          <text:list-header>
            <text:p text:style-name="P16">Englisch, Französisch, Deutsch, Chinesisch</text:p>
          </text:list-header>
        </text:list>
        <text:p text:style-name="P5"/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234567890 </text:span>| <text:span text:style-name="MT1">von.skiles@stiedemann-mayer.or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dc:title>Blue Side OpenOffice Resume</dc:title>
    <meta:creation-date>2017-08-04T17:36:19.25</meta:creation-date>
    <meta:editing-cycles>18</meta:editing-cycles>
    <meta:editing-duration>PT1H11M3S</meta:editing-duration>
    <dc:subject>hloom.com</dc:subject>
    <meta:initial-creator>hloom.com </meta:initial-creator>
    <dc:date>2021-11-17T16:26:13.745607482</dc:date>
    <meta:document-statistic meta:table-count="0" meta:image-count="0" meta:object-count="0" meta:page-count="2" meta:paragraph-count="28" meta:word-count="55" meta:character-count="602" meta:non-whitespace-character-count="564"/>
  </office:meta>
</office:document-meta>
</file>